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286cm" style:rel-column-width="14783*"/>
    </style:style>
    <style:style style:name="Таблица1.B" style:family="table-column">
      <style:table-column-properties style:column-width="14.714cm" style:rel-column-width="5075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justify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Calibri" fo:font-size="11pt"/>
    </style:style>
    <style:style style:name="T5" style:family="text">
      <style:text-properties style:font-name="Calibri" fo:font-size="11pt" fo:language="en" fo:country="US"/>
    </style:style>
    <style:style style:name="T6" style:family="text">
      <style:text-properties fo:font-size="11pt"/>
    </style:style>
    <style:style style:name="T7" style:family="text">
      <style:text-properties fo:font-size="11pt"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../general/images/0109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Задатчик с варьируемым значением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3.521cm" svg:height="3.47cm" draw:z-index="1"><draw:image xlink:href="../../general/images/0109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6"><text:span text:style-name="T8">Блок передает на аналоговый выход значение первого входа (</text:span><text:span text:style-name="T9">x</text:span><text:span text:style-name="T8">1), если разрешена трансляция (если вход </text:span><text:span text:style-name="T9">x</text:span><text:span text:style-name="T8">2 имеет значение 1) и если значение сигнала </text:span><text:span text:style-name="T9">x</text:span><text:span text:style-name="T8">1 входит в диапазон между максимальным и минимальным значением, задаваемым соответственно сигналами на входах </text:span><text:span text:style-name="T9">x</text:span><text:span text:style-name="T8">3 и </text:span><text:span text:style-name="T9">x</text:span><text:span text:style-name="T8">4. Если величина сигнала не входит в диапазон </text:span><text:span text:style-name="T9">x</text:span><text:span text:style-name="T8">4÷</text:span><text:span text:style-name="T9">x</text:span><text:span text:style-name="T8">3, то сигнал на выходе приобретает соответственно значение либо верхнего предела (</text:span><text:span text:style-name="T9">x</text:span><text:span text:style-name="T8">3), либо нижнего (</text:span><text:span text:style-name="T9">x</text:span><text:span text:style-name="T8">4). В случае, если трансляция запрещена (</text:span><text:span text:style-name="T9">x</text:span><text:span text:style-name="T8">2=0), то на выходе блока фиксируется то значение, которое было на момент запрещения трансляции. 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атчик с варьируемым значением</dc:title>
    <dc:date>2015-04-02T16:30:52.89</dc:date>
    <meta:generator>OpenOffice/4.1.1$Win32 OpenOffice.org_project/411m6$Build-9775</meta:generator>
    <meta:editing-duration>PT3H30M</meta:editing-duration>
    <meta:editing-cycles>80</meta:editing-cycles>
    <meta:document-statistic meta:table-count="1" meta:image-count="2" meta:object-count="0" meta:page-count="1" meta:paragraph-count="7" meta:word-count="93" meta:character-count="624"/>
    <dc:creator>Ilya Kubenskiy</dc:creator>
  </office:meta>
</office:document-meta>
</file>